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8080" draw:fill-image-width="0cm" draw:fill-image-height="0cm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102cm" svg:stroke-color="#99ccff" draw:marker-start-width="0.509cm" draw:marker-end-width="0.509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973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905cm" svg:y="2.857cm" presentation:class="title" presentation:user-transformed="true">
          <draw:text-box>
            <text:p>Mining Passively Crowdsourced Medical Information</text:p>
          </draw:text-box>
        </draw:frame>
        <draw:frame presentation:style-name="pr2" draw:layer="layout" svg:width="25.199cm" svg:height="12.178cm" svg:x="1.4cm" svg:y="4.914cm" presentation:class="subtitle">
          <draw:text-box>
            <text:p>Data|Hack|Award|2014</text:p>
            <text:p/>
            <text:p>Draft Proposal 2014-04-12</text:p>
            <text:p/>
            <text:p>Danny Ay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065cm" svg:x="1.788cm" svg:y="5.08cm" presentation:class="outline" presentation:user-transformed="true">
          <draw:text-box>
            <text:list text:style-name="L2">
              <text:list-item>
                <text:p>discover blogs (and certain social networks) containing posts in the medical domain</text:p>
              </text:list-item>
              <text:list-item>
                <text:p>aggregate content</text:p>
              </text:list-item>
              <text:list-item>
                <text:p>identify and extract key information</text:p>
              </text:list-item>
              <text:list-item>
                <text:p>express the results as linked data using established vocabularies</text:p>
              </text:list-item>
              <text:list-item>
                <text:p>display results via Web U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973cm" svg:x="1.471cm" svg:y="-0.116cm" presentation:class="title" presentation:user-transformed="true">
          <draw:text-box>
            <text:p>Why blogs/social?</text:p>
          </draw:text-box>
        </draw:frame>
        <draw:frame presentation:style-name="pr5" draw:layer="layout" svg:width="25.199cm" svg:height="6.35cm" svg:x="1.471cm" svg:y="3.175cm" presentation:class="outline" presentation:user-transformed="true">
          <draw:text-box>
            <text:list text:style-name="L2">
              <text:list-item>
                <text:p>more human-digestible than typical medical material</text:p>
              </text:list-item>
              <text:list-item>
                <text:p>generated in real time, without the latency found in formal research</text:p>
              </text:list-item>
              <text:list-item>
                <text:p>not constrained by national borders, open, free</text:p>
              </text:list-item>
            </text:list>
          </draw:text-box>
        </draw:frame>
        <draw:frame presentation:style-name="pr4" draw:layer="layout" svg:width="25.199cm" svg:height="3.506cm" svg:x="1.27cm" svg:y="9.829cm" presentation:class="title" presentation:user-transformed="true">
          <draw:text-box>
            <text:p>Drawbacks?</text:p>
          </draw:text-box>
        </draw:frame>
        <draw:frame presentation:style-name="pr5" draw:layer="layout" svg:width="25.199cm" svg:height="5.715cm" svg:x="1.587cm" svg:y="13.335cm" presentation:class="outline" presentation:user-transformed="true">
          <draw:text-box>
            <text:list text:style-name="L2">
              <text:list-item>
                <text:p>informal language</text:p>
              </text:list-item>
              <text:list-item>
                <text:p>less rigorous than conventional medical research</text:p>
              </text:list-item>
              <text:list-item>
                <text:p>potential legal/copyright complicat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1" xml:id="id11" draw:id="id11" draw:layer="layout" svg:width="6.668cm" svg:height="6.35cm" svg:x="20.637cm" svg:y="7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4" draw:layer="layout" svg:width="25.199cm" svg:height="3.506cm" svg:x="1.4cm" svg:y="0.837cm" presentation:class="title">
          <draw:text-box>
            <text:p>System Overview</text:p>
          </draw:text-box>
        </draw:frame>
        <draw:custom-shape draw:style-name="gr3" draw:text-style-name="P1" xml:id="id1" draw:id="id1" draw:layer="layout" svg:width="1.27cm" svg:height="2.222cm" svg:x="3.492cm" svg:y="6.03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3" draw:id="id3" draw:layer="layout" svg:width="1.27cm" svg:height="2.222cm" svg:x="3.492cm" svg:y="8.8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4" draw:id="id4" draw:layer="layout" svg:width="1.27cm" svg:height="2.54cm" svg:x="3.492cm" svg:y="11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6" draw:id="id6" draw:layer="layout" svg:width="1.27cm" svg:height="2.223cm" svg:x="3.492cm" svg:y="14.92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xml:id="id7" draw:id="id7" draw:layer="layout" svg:width="1.27cm" svg:height="2.223cm" svg:x="3.492cm" svg:y="18.09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xml:id="id2" draw:id="id2" draw:layer="layout" svg:width="2.857cm" svg:height="1.905cm" svg:x="8.572cm" svg:y="8.889cm">
          <text:p text:style-name="P1">Poller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6" draw:text-style-name="P1" draw:layer="layout" draw:type="line" svg:x1="4.762cm" svg:y1="7.143cm" svg:x2="8.572cm" svg:y2="9.842cm" draw:start-shape="id1" draw:start-glue-point="7" draw:end-shape="id2" draw:end-glue-point="5" svg:d="m4762 7143 3810 2699" svg:viewBox="0 0 3811 2700">
          <text:p/>
        </draw:connector>
        <draw:connector draw:style-name="gr7" draw:text-style-name="P1" draw:layer="layout" draw:type="line" svg:x1="4.762cm" svg:y1="10.001cm" svg:x2="8.572cm" svg:y2="9.841cm" draw:start-shape="id3" draw:start-glue-point="7" draw:end-shape="id2" svg:d="m4762 10001 3810-160" svg:viewBox="0 0 3811 161">
          <text:p/>
        </draw:connector>
        <draw:connector draw:style-name="gr7" draw:text-style-name="P1" draw:layer="layout" draw:type="line" svg:x1="4.762cm" svg:y1="13.017cm" svg:x2="8.572cm" svg:y2="9.842cm" draw:start-shape="id4" draw:start-glue-point="7" draw:end-shape="id2" draw:end-glue-point="5" svg:d="m4762 13017 3810-3175" svg:viewBox="0 0 3811 3176">
          <text:p/>
        </draw:connector>
        <draw:frame draw:style-name="gr8" draw:layer="layout" svg:width="5.701cm" svg:height="0.962cm" svg:x="0.952cm" svg:y="4.762cm">
          <draw:text-box>
            <text:p>Web Pages/Feeds</text:p>
          </draw:text-box>
        </draw:frame>
        <draw:frame draw:style-name="gr9" draw:layer="layout" svg:width="5.614cm" svg:height="3.806cm" svg:x="21.59cm" svg:y="9.529cm">
          <draw:text-box>
            <text:p>Content</text:p>
            <text:p/>
            <text:p>Page Metadata</text:p>
            <text:p/>
            <text:p>Entities</text:p>
          </draw:text-box>
        </draw:frame>
        <draw:custom-shape draw:style-name="gr10" draw:text-style-name="P1" xml:id="id10" draw:id="id10" draw:layer="layout" svg:width="5.08cm" svg:height="2.857cm" svg:x="15.557cm" svg:y="14.287cm">
          <text:p text:style-name="P1">Dictionaries </text:p>
          <text:p text:style-name="P1">/Ontologi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xml:id="id8" draw:id="id8" draw:layer="layout" svg:width="4.763cm" svg:height="2.857cm" svg:x="15.364cm" svg:y="17.463cm">
          <text:p text:style-name="P1">Discovery</text:p>
          <text:p text:style-name="P1">Ru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5" draw:id="id5" draw:layer="layout" svg:width="5.839cm" svg:height="3.175cm" svg:x="7.302cm" svg:y="15.875cm">
          <text:p text:style-name="P1">Discovery</text:p>
          <text:p text:style-name="P1">Engine</text:p>
          <text:p text:style-name="P1">(smart crawler)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1" draw:text-style-name="P1" draw:layer="layout" draw:type="line" svg:x1="7.302cm" svg:y1="17.463cm" svg:x2="4.762cm" svg:y2="16.034cm" draw:start-shape="id5" draw:start-glue-point="5" draw:end-shape="id6" draw:end-glue-point="7" svg:d="m7302 17463-2540-1429" svg:viewBox="0 0 2541 1430">
          <text:p/>
        </draw:connector>
        <draw:connector draw:style-name="gr11" draw:text-style-name="P1" draw:layer="layout" draw:type="line" svg:x1="7.302cm" svg:y1="17.463cm" svg:x2="4.762cm" svg:y2="19.209cm" draw:start-shape="id5" draw:start-glue-point="5" draw:end-shape="id7" draw:end-glue-point="7" svg:d="m7302 17463-2540 1746" svg:viewBox="0 0 2541 1747">
          <text:p/>
        </draw:connector>
        <draw:custom-shape draw:style-name="gr12" draw:text-style-name="P1" xml:id="id9" draw:id="id9" draw:layer="layout" svg:width="4.445cm" svg:height="1.27cm" svg:x="12.7cm" svg:y="9.207cm">
          <text:p text:style-name="P1">Extractor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1" draw:text-style-name="P1" draw:layer="layout" draw:type="line" svg:x1="15.364cm" svg:y1="18.891cm" svg:x2="13.141cm" svg:y2="17.462cm" draw:start-shape="id8" draw:start-glue-point="6" draw:end-shape="id5" svg:d="m15364 18891-2223-1429" svg:viewBox="0 0 2224 1430">
          <text:p/>
        </draw:connector>
        <draw:connector draw:style-name="gr11" draw:text-style-name="P1" draw:layer="layout" svg:x1="11.429cm" svg:y1="9.842cm" svg:x2="12.7cm" svg:y2="9.842cm" draw:start-shape="id2" draw:start-glue-point="7" draw:end-shape="id9" draw:end-glue-point="5" svg:d="m11429 9842h1271" svg:viewBox="0 0 1272 1">
          <text:p/>
        </draw:connector>
        <draw:connector draw:style-name="gr11" draw:text-style-name="P1" draw:layer="layout" draw:type="line" svg:x1="18.097cm" svg:y1="14.287cm" svg:x2="14.923cm" svg:y2="10.477cm" draw:start-shape="id10" draw:start-glue-point="5" draw:end-shape="id9" draw:end-glue-point="6" svg:d="m18097 14287-3174-3810" svg:viewBox="0 0 3175 3811">
          <text:p/>
        </draw:connector>
        <draw:connector draw:style-name="gr11" draw:text-style-name="P1" draw:layer="layout" draw:type="line" svg:x1="17.145cm" svg:y1="9.842cm" svg:x2="20.637cm" svg:y2="10.795cm" draw:start-shape="id9" draw:start-glue-point="7" draw:end-shape="id11" svg:d="m17145 9842 3492 953" svg:viewBox="0 0 3493 954">
          <text:p/>
        </draw:connector>
        <draw:connector draw:style-name="gr11" draw:text-style-name="P1" draw:layer="layout" draw:type="line" svg:x1="15.557cm" svg:y1="15.715cm" svg:x2="13.141cm" svg:y2="17.463cm" draw:start-shape="id10" draw:start-glue-point="6" draw:end-shape="id5" draw:end-glue-point="7" svg:d="m15557 15715-2416 1748" svg:viewBox="0 0 2417 1749">
          <text:p/>
        </draw:connector>
        <draw:connector draw:style-name="gr13" draw:text-style-name="P1" draw:layer="layout" draw:type="line" svg:x1="20.637cm" svg:y1="10.795cm" svg:x2="10.222cm" svg:y2="15.875cm" draw:start-shape="id11" draw:start-glue-point="6" draw:end-shape="id5" draw:end-glue-point="4" svg:d="m20637 10795-10415 5080" svg:viewBox="0 0 10416 5081">
          <text:p/>
        </draw:connector>
        <draw:custom-shape draw:style-name="gr14" draw:text-style-name="P1" draw:layer="layout" svg:width="3.175cm" svg:height="3.81cm" svg:x="22.542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" draw:layer="layout" svg:width="6.032cm" svg:height="2.089cm" svg:x="21.59cm" svg:y="17.78cm">
          <draw:text-box>
            <text:p><text:span text:style-name="T1"><text:s text:c="5"/></text:span><text:span text:style-name="T1">Output : </text:span></text:p>
            <text:p><text:span text:style-name="T1">UI &amp; Endpoint</text:span></text:p>
          </draw:text-box>
        </draw:frame>
        <draw:frame draw:style-name="gr9" draw:layer="layout" svg:width="2.54cm" svg:height="1.673cm" svg:x="0.317cm" svg:y="9.525cm">
          <draw:text-box>
            <text:p>Known</text:p>
            <text:p>URLs</text:p>
          </draw:text-box>
        </draw:frame>
        <draw:frame draw:style-name="gr9" draw:layer="layout" svg:width="3.175cm" svg:height="1.673cm" svg:x="0.317cm" svg:y="16.51cm">
          <draw:text-box>
            <text:p>Unknown</text:p>
            <text:p>URLs</text:p>
          </draw:text-box>
        </draw:frame>
        <draw:connector draw:style-name="gr11" draw:text-style-name="P1" draw:layer="layout" draw:type="curve" svg:x1="23.971cm" svg:y1="7.62cm" svg:x2="10cm" svg:y2="8.889cm" draw:start-shape="id11" draw:start-glue-point="5" draw:end-shape="id2" draw:end-glue-point="4" svg:d="m23971 7620c0-751-13971-1386-13971 1269" svg:viewBox="0 0 13972 1924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231cm" svg:x="1.471cm" svg:y="6.501cm" presentation:class="outline" presentation:user-transformed="true">
          <draw:text-box>
            <text:list text:style-name="L2">
              <text:list-item>
                <text:p>aggregated posts, keyword searchable</text:p>
              </text:list-item>
              <text:list-item>
                <text:p>linked data (using established vocabs)</text:p>
              </text:list-item>
              <text:list-item>
                <text:p>SPARQL Endpoint</text:p>
              </text:list-item>
              <text:list-item>
                <text:p>RESTful interfaces to system components as appropria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tential Users</text:p>
          </draw:text-box>
        </draw:frame>
        <draw:frame presentation:style-name="pr5" draw:layer="layout" svg:width="25.199cm" svg:height="12.178cm" svg:x="1.27cm" svg:y="6.872cm" presentation:class="outline" presentation:user-transformed="true">
          <draw:text-box>
            <text:list text:style-name="L2">
              <text:list-item>
                <text:p>medical professionals</text:p>
              </text:list-item>
              <text:list-item>
                <text:p>pharmaceutical industry</text:p>
              </text:list-item>
              <text:list-item>
                <text:p>lay users</text:p>
              </text:list-item>
              <text:list-item>
                <text:p>journa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5" draw:layer="layout" svg:width="25.199cm" svg:height="12.178cm" svg:x="1.27cm" svg:y="6.872cm" presentation:class="outline" presentation:user-transformed="true">
          <draw:text-box>
            <text:list text:style-name="L2">
              <text:list-item>
                <text:p>general user (patient) reference</text:p>
              </text:list-item>
              <text:list-item>
                <text:p>medical news aggregation</text:p>
              </text:list-item>
              <text:list-item>
                <text:p>indication of potential drug side effects</text:p>
              </text:list-item>
              <text:list-item>
                <text:p>unanticipated reuse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ugh Roadmap<text:line-break/>(seriously iterative)</text:p>
          </draw:text-box>
        </draw:frame>
        <draw:frame presentation:style-name="pr5" draw:layer="layout" svg:width="26.035cm" svg:height="13.335cm" svg:x="1.27cm" svg:y="5.08cm" presentation:class="outline" presentation:user-transformed="true">
          <draw:text-box>
            <text:list text:style-name="L2">
              <text:list-item>
                <text:p>identify existing Fusepool/Stanbol components that fulfil parts of the requirements</text:p>
              </text:list-item>
              <text:list-item>
                <text:p>hack prototypes of missing components, virtually standalone</text:p>
              </text:list-item>
              <text:list-item>
                <text:p>minimum viable product... (i.e. get it working!)</text:p>
              </text:list-item>
              <text:list-item>
                <text:p>replace/refactor prototypes components into OSGi and integrate with Fusepool</text:p>
              </text:list-item>
              <text:list-item>
                <text:p>custom UI (if necessary)</text:p>
              </text:list-item>
              <text:list-item>
                <text:p>Live demo deployment</text:p>
                <text:p/>
              </text:list-item>
            </text:list>
          </draw:text-box>
        </draw:frame>
        <draw:frame draw:style-name="gr16" draw:text-style-name="P3" draw:layer="layout" svg:width="24.447cm" svg:height="1.653cm" svg:x="1.905cm" svg:y="18.732cm">
          <draw:text-box>
            <text:p><text:span text:style-name="T2">(tests &amp; docs continuous throughou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lestone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eek 1 : identify usable Fusepool/Stanbol components, clarify requirements &amp; design</text:p>
              </text:list-item>
              <text:list-item>
                <text:p>Week 2 : prototype poller</text:p>
              </text:list-item>
              <text:list-item>
                <text:p>Week 3 : prototype crawler</text:p>
              </text:list-item>
              <text:list-item>
                <text:p>Week 4 : prototype system integration</text:p>
              </text:list-item>
              <text:list-item>
                <text:p>Week 7 : completed components</text:p>
              </text:list-item>
              <text:list-item>
                <text:p>Week 8 : live dem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 Enhance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l-time actions triggered in response to search queries</text:p>
              </text:list-item>
              <text:list-item>
                <text:p>user interaction, voting up/down sources</text:p>
              </text:list-item>
              <text:list-item>
                <text:p>per-user customization</text:p>
              </text:list-item>
              <text:list-item>
                <text:p>UI integration with more of LOD cloud</text:p>
              </text:list-item>
              <text:list-item>
                <text:p>enrichment with schema.org, RDFa annotation of human-oriented vie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gacy for Fusepool</text:p>
          </draw:text-box>
        </draw:frame>
        <draw:frame presentation:style-name="pr5" draw:layer="layout" svg:width="25.199cm" svg:height="12.178cm" svg:x="1.587cm" svg:y="6.237cm" presentation:class="outline" presentation:user-transformed="true">
          <draw:text-box>
            <text:list text:style-name="L2">
              <text:list-item>
                <text:p>Showcase App</text:p>
              </text:list-item>
              <text:list-item>
                <text:p>Application reusable for different domains</text:p>
              </text:list-item>
              <text:list-item>
                <text:p>Poller/Aggregator component(s)</text:p>
              </text:list-item>
              <text:list-item>
                <text:p>Intelligent Discovery Engine compon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en Question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time, cost, scope..?</text:span></text:p>
              </text:list-item>
              <text:list-item>
                <text:p>existing components?</text:p>
              </text:list-item>
              <text:list-item>
                <text:p>custom UI?</text:p>
              </text:list-item>
              <text:list-item>
                <text:p>discovery rules engine : use RDFS/OWL reasoning? SPARQL? Drools?</text:p>
              </text:list-item>
              <text:list-item>
                <text:p>copyright issues?</text:p>
              </text:list-item>
              <text:list-item>
                <text:p><text:span text:style-name="T3">subproject name(s)..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endum<text:line-break/><text:span text:style-name="T4">after discussions 2014-04-12</text:span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change of domain - instead of medical, change to material related to European Parliament</text:p>
              </text:list-item>
              <text:list-item>
                <text:p>starting point : MEPs</text:p>
              </text:list-item>
              <text:list-item>
                <text:p>initial data/vocabs already available</text:p>
              </text:list-item>
              <text:list-item>
                <text:p>should be easier to bootstrap the system as the <text:s/>domain is more constrained</text:p>
              </text:list-item>
              <text:list-item>
                <text:p>can also experiment with medical domain to check requirements for redeploy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4-04-11T16:26:39.956435476</meta:creation-date>
    <meta:editing-duration>PT6H47M1S</meta:editing-duration>
    <meta:editing-cycles>25</meta:editing-cycles>
    <dc:date>2014-04-18T12:23:11.021196573</dc:date>
    <dc:creator>Danny Ayers</dc:creator>
    <meta:generator>LibreOffice/4.1.3.2$Linux_x86 LibreOffice_project/410m0$Build-2</meta:generator>
    <meta:document-statistic meta:object-count="104"/>
  </office:meta>
</office:document-meta>
</file>